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0.8457in"/>
    </style:style>
    <style:style style:name="co8" style:family="table-column">
      <style:table-column-properties fo:break-before="auto" style:column-width="3.1193in"/>
    </style:style>
    <style:style style:name="co9" style:family="table-column">
      <style:table-column-properties fo:break-before="auto" style:column-width="3.4626in"/>
    </style:style>
    <style:style style:name="co10" style:family="table-column">
      <style:table-column-properties fo:break-before="auto" style:column-width="5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 table:number-columns-spanned="6" table:number-rows-spanned="1">
            <text:p>sudo useradd -u 1000 -g 1013 -d /home/GroupC/carine carine</text:p>
          </table:table-cell>
          <table:covered-table-cell table:number-columns-repeated="5"/>
          <table:table-cell/>
          <table:table-cell office:value-type="string" calcext:value-type="string">
            <text:p>GID</text:p>
          </table:table-cell>
          <table:table-cell/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Employee</text:p>
          </table:table-cell>
          <table:table-cell table:style-name="Default" office:value-type="string" calcext:value-type="string">
            <text:p>User ID</text:p>
          </table:table-cell>
          <table:table-cell/>
          <table:table-cell table:style-name="Default" office:value-type="string" calcext:value-type="string">
            <text:p>primary GID</text:p>
          </table:table-cell>
          <table:table-cell/>
          <table:table-cell table:style-name="Default" office:value-type="string" calcext:value-type="string">
            <text:p>GID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SHG_HR</text:p>
          </table:table-cell>
          <table:table-cell table:style-name="ce1" office:value-type="float" office:value="1002" calcext:value-type="float">
            <text:p>1002</text:p>
          </table:table-cell>
          <table:table-cell/>
          <table:table-cell table:style-name="ce4" office:value-type="string" calcext:value-type="string">
            <text:p>Owner</text:p>
          </table:table-cell>
          <table:table-cell office:value-type="string" calcext:value-type="string">
            <text:p>darthsidiuous</text:p>
          </table:table-cell>
          <table:table-cell office:value-type="float" office:value="1066" calcext:value-type="float">
            <text:p>1066</text:p>
          </table:table-cell>
          <table:table-cell table:formula="of:=COM.MICROSOFT.TEXTJOIN(&quot; &quot;; 1; &quot;-u&quot;; [.L2])" office:value-type="string" office:string-value="-u 1066" calcext:value-type="string">
            <text:p>-u 1066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2])" office:value-type="string" office:string-value="-g 1002" calcext:value-type="string">
            <text:p>-g 1002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SHG_ADMIN</text:p>
          </table:table-cell>
          <table:table-cell table:style-name="ce1" office:value-type="float" office:value="1003" calcext:value-type="float">
            <text:p>1003</text:p>
          </table:table-cell>
          <table:table-cell/>
          <table:table-cell table:style-name="ce4" office:value-type="string" calcext:value-type="string">
            <text:p>CEO</text:p>
          </table:table-cell>
          <table:table-cell office:value-type="string" calcext:value-type="string">
            <text:p>Bruce Wayne</text:p>
          </table:table-cell>
          <table:table-cell office:value-type="float" office:value="1067" calcext:value-type="float">
            <text:p>1067</text:p>
          </table:table-cell>
          <table:table-cell table:formula="of:=COM.MICROSOFT.TEXTJOIN(&quot; &quot;; 1; &quot;-u&quot;; [.L3])" office:value-type="string" office:string-value="-u 1067" calcext:value-type="string">
            <text:p>-u 1067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3])" office:value-type="string" office:string-value="-g 1002" calcext:value-type="string">
            <text:p>-g 1002</text:p>
          </table:table-cell>
          <table:table-cell table:style-name="ce1" office:value-type="string" calcext:value-type="string">
            <text:p>1002, 1003, 1004, 1005, 1007, 1009, 1010, 1018</text:p>
          </table:table-cell>
          <table:table-cell table:style-name="ce4" office:value-type="string" calcext:value-type="string">
            <text:p>-d /home/Desktop/SHG_ADMIN/bruce</text:p>
          </table:table-cell>
          <table:table-cell office:value-type="string" calcext:value-type="string">
            <text:p>bruce</text:p>
          </table:table-cell>
          <table:table-cell table:formula="of:=COM.MICROSOFT.TEXTJOIN(&quot; &quot;;1 ; &quot;useradd&quot;; [.M3];[.O3];[.Q3];[.R3])" office:value-type="string" office:string-value="useradd -u 1067 -g 1002 -d /home/Desktop/SHG_ADMIN/bruce bruce" calcext:value-type="string">
            <text:p>useradd -u 1067 -g 1002 -d /home/Desktop/SHG_ADMIN/bruce bruce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OPS</text:p>
          </table:table-cell>
          <table:table-cell table:style-name="ce1" office:value-type="float" office:value="1004" calcext:value-type="float">
            <text:p>1004</text:p>
          </table:table-cell>
          <table:table-cell/>
          <table:table-cell table:style-name="ce4" office:value-type="string" calcext:value-type="string">
            <text:p>CFO</text:p>
          </table:table-cell>
          <table:table-cell office:value-type="string" calcext:value-type="string">
            <text:p>Tony Stark</text:p>
          </table:table-cell>
          <table:table-cell office:value-type="float" office:value="1068" calcext:value-type="float">
            <text:p>1068</text:p>
          </table:table-cell>
          <table:table-cell table:formula="of:=COM.MICROSOFT.TEXTJOIN(&quot; &quot;; 1; &quot;-u&quot;; [.L4])" office:value-type="string" office:string-value="-u 1068" calcext:value-type="string">
            <text:p>-u 1068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4])" office:value-type="string" office:string-value="-g 1002" calcext:value-type="string">
            <text:p>-g 1002</text:p>
          </table:table-cell>
          <table:table-cell table:style-name="ce1" office:value-type="string" calcext:value-type="string">
            <text:p>1002, 1003, 1006, 1007, 1009, 1018</text:p>
          </table:table-cell>
          <table:table-cell table:style-name="ce4" office:value-type="string" calcext:value-type="string">
            <text:p>-d /home/Desktop/SHG_ADMIN/tony</text:p>
          </table:table-cell>
          <table:table-cell office:value-type="string" calcext:value-type="string">
            <text:p>tony</text:p>
          </table:table-cell>
          <table:table-cell table:formula="of:=COM.MICROSOFT.TEXTJOIN(&quot; &quot;;1 ; &quot;useradd&quot;; [.M4];[.O4];[.Q4];[.R4])" office:value-type="string" office:string-value="useradd -u 1068 -g 1002 -d /home/Desktop/SHG_ADMIN/tony tony" calcext:value-type="string">
            <text:p>useradd -u 1068 -g 1002 -d /home/Desktop/SHG_ADMIN/tony tony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SECURITY</text:p>
          </table:table-cell>
          <table:table-cell table:style-name="ce1" office:value-type="float" office:value="1005" calcext:value-type="float">
            <text:p>1005</text:p>
          </table:table-cell>
          <table:table-cell/>
          <table:table-cell table:style-name="ce4" office:value-type="string" calcext:value-type="string">
            <text:p>COO</text:p>
          </table:table-cell>
          <table:table-cell office:value-type="string" calcext:value-type="string">
            <text:p>Sheev Palpatine</text:p>
          </table:table-cell>
          <table:table-cell office:value-type="float" office:value="1069" calcext:value-type="float">
            <text:p>1069</text:p>
          </table:table-cell>
          <table:table-cell table:formula="of:=COM.MICROSOFT.TEXTJOIN(&quot; &quot;; 1; &quot;-u&quot;; [.L5])" office:value-type="string" office:string-value="-u 1069" calcext:value-type="string">
            <text:p>-u 1069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5])" office:value-type="string" office:string-value="-g 1002" calcext:value-type="string">
            <text:p>-g 1002</text:p>
          </table:table-cell>
          <table:table-cell office:value-type="string" calcext:value-type="string">
            <text:p>1003. 1004. </text:p>
          </table:table-cell>
          <table:table-cell table:style-name="ce4" office:value-type="string" calcext:value-type="string">
            <text:p>-d /home/Desktop/SHG_ADMIN/sheev</text:p>
          </table:table-cell>
          <table:table-cell office:value-type="string" calcext:value-type="string">
            <text:p>sheev</text:p>
          </table:table-cell>
          <table:table-cell table:formula="of:=COM.MICROSOFT.TEXTJOIN(&quot; &quot;;1 ; &quot;useradd&quot;; [.M5];[.O5];[.Q5];[.R5])" office:value-type="string" office:string-value="useradd -u 1069 -g 1002 -d /home/Desktop/SHG_ADMIN/sheev sheev" calcext:value-type="string">
            <text:p>useradd -u 1069 -g 1002 -d /home/Desktop/SHG_ADMIN/sheev sheev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PAYROLL</text:p>
          </table:table-cell>
          <table:table-cell table:style-name="ce1" office:value-type="float" office:value="1006" calcext:value-type="float">
            <text:p>1006</text:p>
          </table:table-cell>
          <table:table-cell/>
          <table:table-cell table:style-name="ce4" office:value-type="string" calcext:value-type="string">
            <text:p>HR D H</text:p>
          </table:table-cell>
          <table:table-cell office:value-type="string" calcext:value-type="string">
            <text:p>Natasha Romanoff</text:p>
          </table:table-cell>
          <table:table-cell office:value-type="float" office:value="1070" calcext:value-type="float">
            <text:p>1070</text:p>
          </table:table-cell>
          <table:table-cell table:formula="of:=COM.MICROSOFT.TEXTJOIN(&quot; &quot;; 1; &quot;-u&quot;; [.L6])" office:value-type="string" office:string-value="-u 1070" calcext:value-type="string">
            <text:p>-u 1070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6])" office:value-type="string" office:string-value="-g 1002" calcext:value-type="string">
            <text:p>-g 1002</text:p>
          </table:table-cell>
          <table:table-cell office:value-type="string" calcext:value-type="string">
            <text:p>1002, 1004, 1005. 1007</text:p>
          </table:table-cell>
          <table:table-cell office:value-type="string" calcext:value-type="string">
            <text:p>-d /home/Desktop/SHG_ADMIN/natasha</text:p>
          </table:table-cell>
          <table:table-cell office:value-type="string" calcext:value-type="string">
            <text:p>natasha</text:p>
          </table:table-cell>
          <table:table-cell table:formula="of:=COM.MICROSOFT.TEXTJOIN(&quot; &quot;;1 ; &quot;useradd&quot;; [.M6];[.O6];[.Q6];[.R6])" office:value-type="string" office:string-value="useradd -u 1070 -g 1002 -d /home/Desktop/SHG_ADMIN/natasha natasha" calcext:value-type="string">
            <text:p>useradd -u 1070 -g 1002 -d /home/Desktop/SHG_ADMIN/natasha natasha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DEPT_HEAD</text:p>
          </table:table-cell>
          <table:table-cell table:style-name="ce1" office:value-type="float" office:value="1007" calcext:value-type="float">
            <text:p>1007</text:p>
          </table:table-cell>
          <table:table-cell/>
          <table:table-cell table:style-name="ce4" office:value-type="string" calcext:value-type="string">
            <text:p>Security D H</text:p>
          </table:table-cell>
          <table:table-cell office:value-type="string" calcext:value-type="string">
            <text:p>Mara Jade SkyWalker</text:p>
          </table:table-cell>
          <table:table-cell office:value-type="float" office:value="1071" calcext:value-type="float">
            <text:p>1071</text:p>
          </table:table-cell>
          <table:table-cell table:formula="of:=COM.MICROSOFT.TEXTJOIN(&quot; &quot;; 1; &quot;-u&quot;; [.L7])" office:value-type="string" office:string-value="-u 1071" calcext:value-type="string">
            <text:p>-u 1071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7])" office:value-type="string" office:string-value="-g 1002" calcext:value-type="string">
            <text:p>-g 1002</text:p>
          </table:table-cell>
          <table:table-cell/>
          <table:table-cell office:value-type="string" calcext:value-type="string">
            <text:p>-d /home/Desktop/SHG_SECURITY/mjsky</text:p>
          </table:table-cell>
          <table:table-cell office:value-type="string" calcext:value-type="string">
            <text:p>mjsky</text:p>
          </table:table-cell>
          <table:table-cell table:formula="of:=COM.MICROSOFT.TEXTJOIN(&quot; &quot;;1 ; &quot;useradd&quot;; [.M7];[.O7];[.Q7];[.R7])" office:value-type="string" office:string-value="useradd -u 1071 -g 1002 -d /home/Desktop/SHG_SECURITY/mjsky mjsky" calcext:value-type="string">
            <text:p>useradd -u 1071 -g 1002 -d /home/Desktop/SHG_SECURITY/mjsky mjsky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STAFF</text:p>
          </table:table-cell>
          <table:table-cell table:style-name="ce1" office:value-type="float" office:value="1008" calcext:value-type="float">
            <text:p>1008</text:p>
          </table:table-cell>
          <table:table-cell/>
          <table:table-cell table:style-name="ce4" office:value-type="string" calcext:value-type="string">
            <text:p>Ops D H </text:p>
          </table:table-cell>
          <table:table-cell office:value-type="string" calcext:value-type="string">
            <text:p>Nick Fury</text:p>
          </table:table-cell>
          <table:table-cell office:value-type="float" office:value="1072" calcext:value-type="float">
            <text:p>1072</text:p>
          </table:table-cell>
          <table:table-cell table:formula="of:=COM.MICROSOFT.TEXTJOIN(&quot; &quot;; 1; &quot;-u&quot;; [.L8])" office:value-type="string" office:string-value="-u 1072" calcext:value-type="string">
            <text:p>-u 1072</text:p>
          </table:table-cell>
          <table:table-cell table:style-name="ce1" office:value-type="float" office:value="1002" calcext:value-type="float">
            <text:p>1002</text:p>
          </table:table-cell>
          <table:table-cell table:formula="of:=COM.MICROSOFT.TEXTJOIN(&quot; &quot;; 1; &quot;-g&quot;;[.N8])" office:value-type="string" office:string-value="-g 1002" calcext:value-type="string">
            <text:p>-g 1002</text:p>
          </table:table-cell>
          <table:table-cell table:style-name="ce1" office:value-type="string" calcext:value-type="string">
            <text:p>1004, 1007</text:p>
          </table:table-cell>
          <table:table-cell office:value-type="string" calcext:value-type="string">
            <text:p>-d /home/Desktop/SHG_OPS/nfury</text:p>
          </table:table-cell>
          <table:table-cell office:value-type="string" calcext:value-type="string">
            <text:p>nick</text:p>
          </table:table-cell>
          <table:table-cell table:formula="of:=COM.MICROSOFT.TEXTJOIN(&quot; &quot;;1 ; &quot;useradd&quot;; [.M8];[.O8];[.Q8];[.R8])" office:value-type="string" office:string-value="useradd -u 1072 -g 1002 -d /home/Desktop/SHG_OPS/nfury nick" calcext:value-type="string">
            <text:p>useradd -u 1072 -g 1002 -d /home/Desktop/SHG_OPS/nfury nick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SALES</text:p>
          </table:table-cell>
          <table:table-cell table:style-name="ce1" office:value-type="float" office:value="1009" calcext:value-type="float">
            <text:p>1009</text:p>
          </table:table-cell>
          <table:table-cell/>
          <table:table-cell table:style-name="ce4" office:value-type="string" calcext:value-type="string">
            <text:p>Combat D H</text:p>
          </table:table-cell>
          <table:table-cell office:value-type="string" calcext:value-type="string">
            <text:p>Steve Rogers</text:p>
          </table:table-cell>
          <table:table-cell office:value-type="float" office:value="1073" calcext:value-type="float">
            <text:p>1073</text:p>
          </table:table-cell>
          <table:table-cell table:formula="of:=COM.MICROSOFT.TEXTJOIN(&quot; &quot;; 1; &quot;-u&quot;; [.L9])" office:value-type="string" office:string-value="-u 1073" calcext:value-type="string">
            <text:p>-u 1073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9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COMBAT_TR/steve</text:p>
          </table:table-cell>
          <table:table-cell office:value-type="string" calcext:value-type="string">
            <text:p>steve</text:p>
          </table:table-cell>
          <table:table-cell table:formula="of:=COM.MICROSOFT.TEXTJOIN(&quot; &quot;;1 ; &quot;useradd&quot;; [.M9];[.O9];[.Q9];[.R9])" office:value-type="string" office:string-value="useradd -u 1073 -g 1007 -d /home/Desktop/SHG_COMBAT_TR/steve steve" calcext:value-type="string">
            <text:p>useradd -u 1073 -g 1007 -d /home/Desktop/SHG_COMBAT_TR/steve steve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MAINT</text:p>
          </table:table-cell>
          <table:table-cell table:style-name="ce1" office:value-type="float" office:value="1010" calcext:value-type="float">
            <text:p>1010</text:p>
          </table:table-cell>
          <table:table-cell/>
          <table:table-cell table:style-name="ce4" office:value-type="string" calcext:value-type="string">
            <text:p>Day Care D H</text:p>
          </table:table-cell>
          <table:table-cell office:value-type="string" calcext:value-type="string">
            <text:p>Ahsoka Tano</text:p>
          </table:table-cell>
          <table:table-cell office:value-type="float" office:value="1074" calcext:value-type="float">
            <text:p>1074</text:p>
          </table:table-cell>
          <table:table-cell table:formula="of:=COM.MICROSOFT.TEXTJOIN(&quot; &quot;; 1; &quot;-u&quot;; [.L10])" office:value-type="string" office:string-value="-u 1074" calcext:value-type="string">
            <text:p>-u 1074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0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DAY_CARE/ahsoka</text:p>
          </table:table-cell>
          <table:table-cell office:value-type="string" calcext:value-type="string">
            <text:p>ahsoka</text:p>
          </table:table-cell>
          <table:table-cell table:formula="of:=COM.MICROSOFT.TEXTJOIN(&quot; &quot;;1 ; &quot;useradd&quot;; [.M10];[.O10];[.Q10];[.R10])" office:value-type="string" office:string-value="useradd -u 1074 -g 1007 -d /home/Desktop/SHG_DAY_CARE/ahsoka ahsoka" calcext:value-type="string">
            <text:p>useradd -u 1074 -g 1007 -d /home/Desktop/SHG_DAY_CARE/ahsoka ahsoka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SELF_CARE</text:p>
          </table:table-cell>
          <table:table-cell table:style-name="ce1" office:value-type="float" office:value="1011" calcext:value-type="float">
            <text:p>1011</text:p>
          </table:table-cell>
          <table:table-cell/>
          <table:table-cell table:style-name="ce4" office:value-type="string" calcext:value-type="string">
            <text:p>Music D H</text:p>
          </table:table-cell>
          <table:table-cell office:value-type="string" calcext:value-type="string">
            <text:p>Cyborg</text:p>
          </table:table-cell>
          <table:table-cell office:value-type="float" office:value="1075" calcext:value-type="float">
            <text:p>1075</text:p>
          </table:table-cell>
          <table:table-cell table:formula="of:=COM.MICROSOFT.TEXTJOIN(&quot; &quot;; 1; &quot;-u&quot;; [.L11])" office:value-type="string" office:string-value="-u 1075" calcext:value-type="string">
            <text:p>-u 1075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1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MUSIC/cyborg</text:p>
          </table:table-cell>
          <table:table-cell office:value-type="string" calcext:value-type="string">
            <text:p>cyborg</text:p>
          </table:table-cell>
          <table:table-cell table:formula="of:=COM.MICROSOFT.TEXTJOIN(&quot; &quot;;1 ; &quot;useradd&quot;; [.M11];[.O11];[.Q11];[.R11])" office:value-type="string" office:string-value="useradd -u 1075 -g 1007 -d /home/Desktop/SHG_MUSIC/cyborg cyborg" calcext:value-type="string">
            <text:p>useradd -u 1075 -g 1007 -d /home/Desktop/SHG_MUSIC/cyborg cyborg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WEIGHT_TR</text:p>
          </table:table-cell>
          <table:table-cell table:style-name="ce1" office:value-type="float" office:value="1012" calcext:value-type="float">
            <text:p>1012</text:p>
          </table:table-cell>
          <table:table-cell/>
          <table:table-cell table:style-name="ce4" office:value-type="string" calcext:value-type="string">
            <text:p>Self Care D H</text:p>
          </table:table-cell>
          <table:table-cell office:value-type="string" calcext:value-type="string">
            <text:p>Yoda</text:p>
          </table:table-cell>
          <table:table-cell office:value-type="float" office:value="1076" calcext:value-type="float">
            <text:p>1076</text:p>
          </table:table-cell>
          <table:table-cell table:formula="of:=COM.MICROSOFT.TEXTJOIN(&quot; &quot;; 1; &quot;-u&quot;; [.L12])" office:value-type="string" office:string-value="-u 1076" calcext:value-type="string">
            <text:p>-u 1076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2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SELF_CARE/yoda</text:p>
          </table:table-cell>
          <table:table-cell office:value-type="string" calcext:value-type="string">
            <text:p>yoda</text:p>
          </table:table-cell>
          <table:table-cell table:formula="of:=COM.MICROSOFT.TEXTJOIN(&quot; &quot;;1 ; &quot;useradd&quot;; [.M12];[.O12];[.Q12];[.R12])" office:value-type="string" office:string-value="useradd -u 1076 -g 1007 -d /home/Desktop/SHG_SELF_CARE/yoda yoda" calcext:value-type="string">
            <text:p>useradd -u 1076 -g 1007 -d /home/Desktop/SHG_SELF_CARE/yoda yoda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COMBAT_TR</text:p>
          </table:table-cell>
          <table:table-cell table:style-name="ce1" office:value-type="float" office:value="1013" calcext:value-type="float">
            <text:p>1013</text:p>
          </table:table-cell>
          <table:table-cell/>
          <table:table-cell table:style-name="ce4" office:value-type="string" calcext:value-type="string">
            <text:p>Payroll D H</text:p>
          </table:table-cell>
          <table:table-cell office:value-type="string" calcext:value-type="string">
            <text:p>Leia Organa</text:p>
          </table:table-cell>
          <table:table-cell office:value-type="float" office:value="1077" calcext:value-type="float">
            <text:p>1077</text:p>
          </table:table-cell>
          <table:table-cell table:formula="of:=COM.MICROSOFT.TEXTJOIN(&quot; &quot;; 1; &quot;-u&quot;; [.L13])" office:value-type="string" office:string-value="-u 1077" calcext:value-type="string">
            <text:p>-u 1077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3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PAYROLL/leia</text:p>
          </table:table-cell>
          <table:table-cell office:value-type="string" calcext:value-type="string">
            <text:p>leia</text:p>
          </table:table-cell>
          <table:table-cell table:formula="of:=COM.MICROSOFT.TEXTJOIN(&quot; &quot;;1 ; &quot;useradd&quot;; [.M13];[.O13];[.Q13];[.R13])" office:value-type="string" office:string-value="useradd -u 1077 -g 1007 -d /home/Desktop/SHG_PAYROLL/leia leia" calcext:value-type="string">
            <text:p>useradd -u 1077 -g 1007 -d /home/Desktop/SHG_PAYROLL/leia leia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PRO_SHOP</text:p>
          </table:table-cell>
          <table:table-cell table:style-name="ce1" office:value-type="float" office:value="1014" calcext:value-type="float">
            <text:p>1014</text:p>
          </table:table-cell>
          <table:table-cell/>
          <table:table-cell table:style-name="ce4" office:value-type="string" calcext:value-type="string">
            <text:p>Sales D H</text:p>
          </table:table-cell>
          <table:table-cell office:value-type="string" calcext:value-type="string">
            <text:p>Padme Amidala</text:p>
          </table:table-cell>
          <table:table-cell office:value-type="float" office:value="1078" calcext:value-type="float">
            <text:p>1078</text:p>
          </table:table-cell>
          <table:table-cell table:formula="of:=COM.MICROSOFT.TEXTJOIN(&quot; &quot;; 1; &quot;-u&quot;; [.L14])" office:value-type="string" office:string-value="-u 1078" calcext:value-type="string">
            <text:p>-u 1078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4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SALES/padme</text:p>
          </table:table-cell>
          <table:table-cell office:value-type="string" calcext:value-type="string">
            <text:p>padme</text:p>
          </table:table-cell>
          <table:table-cell table:formula="of:=COM.MICROSOFT.TEXTJOIN(&quot; &quot;;1 ; &quot;useradd&quot;; [.M14];[.O14];[.Q14];[.R14])" office:value-type="string" office:string-value="useradd -u 1078 -g 1007 -d /home/Desktop/SHG_SALES/padme padme" calcext:value-type="string">
            <text:p>useradd -u 1078 -g 1007 -d /home/Desktop/SHG_SALES/padme padme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DAY_CARE</text:p>
          </table:table-cell>
          <table:table-cell table:style-name="ce1" office:value-type="float" office:value="1015" calcext:value-type="float">
            <text:p>1015</text:p>
          </table:table-cell>
          <table:table-cell/>
          <table:table-cell table:style-name="ce4" office:value-type="string" calcext:value-type="string">
            <text:p>Firearms D H</text:p>
          </table:table-cell>
          <table:table-cell office:value-type="string" calcext:value-type="string">
            <text:p>Han Solo</text:p>
          </table:table-cell>
          <table:table-cell office:value-type="float" office:value="1079" calcext:value-type="float">
            <text:p>1079</text:p>
          </table:table-cell>
          <table:table-cell table:formula="of:=COM.MICROSOFT.TEXTJOIN(&quot; &quot;; 1; &quot;-u&quot;; [.L15])" office:value-type="string" office:string-value="-u 1079" calcext:value-type="string">
            <text:p>-u 1079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5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FIREARMS/han</text:p>
          </table:table-cell>
          <table:table-cell office:value-type="string" calcext:value-type="string">
            <text:p>han</text:p>
          </table:table-cell>
          <table:table-cell table:formula="of:=COM.MICROSOFT.TEXTJOIN(&quot; &quot;;1 ; &quot;useradd&quot;; [.M15];[.O15];[.Q15];[.R15])" office:value-type="string" office:string-value="useradd -u 1079 -g 1007 -d /home/Desktop/SHG_FIREARMS/han han" calcext:value-type="string">
            <text:p>useradd -u 1079 -g 1007 -d /home/Desktop/SHG_FIREARMS/han han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HG_MUSIC</text:p>
          </table:table-cell>
          <table:table-cell table:style-name="ce1" office:value-type="float" office:value="1016" calcext:value-type="float">
            <text:p>1016</text:p>
          </table:table-cell>
          <table:table-cell/>
          <table:table-cell table:style-name="ce4" office:value-type="string" calcext:value-type="string">
            <text:p>Weight Tr D H</text:p>
          </table:table-cell>
          <table:table-cell office:value-type="string" calcext:value-type="string">
            <text:p>Thor</text:p>
          </table:table-cell>
          <table:table-cell office:value-type="float" office:value="1080" calcext:value-type="float">
            <text:p>1080</text:p>
          </table:table-cell>
          <table:table-cell table:formula="of:=COM.MICROSOFT.TEXTJOIN(&quot; &quot;; 1; &quot;-u&quot;; [.L16])" office:value-type="string" office:string-value="-u 1080" calcext:value-type="string">
            <text:p>-u 1080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6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WEIGHT_TR/thor</text:p>
          </table:table-cell>
          <table:table-cell office:value-type="string" calcext:value-type="string">
            <text:p>thor</text:p>
          </table:table-cell>
          <table:table-cell table:formula="of:=COM.MICROSOFT.TEXTJOIN(&quot; &quot;;1 ; &quot;useradd&quot;; [.M16];[.O16];[.Q16];[.R16])" office:value-type="string" office:string-value="useradd -u 1080 -g 1007 -d /home/Desktop/SHG_WEIGHT_TR/thor thor" calcext:value-type="string">
            <text:p>useradd -u 1080 -g 1007 -d /home/Desktop/SHG_WEIGHT_TR/thor thor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SHG_FIREARMS_TR</text:p>
          </table:table-cell>
          <table:table-cell table:style-name="ce4" office:value-type="float" office:value="1017" calcext:value-type="float">
            <text:p>1017</text:p>
          </table:table-cell>
          <table:table-cell/>
          <table:table-cell table:style-name="ce4" office:value-type="string" calcext:value-type="string">
            <text:p>Procurement D H</text:p>
          </table:table-cell>
          <table:table-cell office:value-type="string" calcext:value-type="string">
            <text:p>Lando Calrissian</text:p>
          </table:table-cell>
          <table:table-cell office:value-type="float" office:value="1081" calcext:value-type="float">
            <text:p>1081</text:p>
          </table:table-cell>
          <table:table-cell table:formula="of:=COM.MICROSOFT.TEXTJOIN(&quot; &quot;; 1; &quot;-u&quot;; [.L17])" office:value-type="string" office:string-value="-u 1081" calcext:value-type="string">
            <text:p>-u 1081</text:p>
          </table:table-cell>
          <table:table-cell office:value-type="float" office:value="1007" calcext:value-type="float">
            <text:p>1007</text:p>
          </table:table-cell>
          <table:table-cell table:formula="of:=COM.MICROSOFT.TEXTJOIN(&quot; &quot;; 1; &quot;-g&quot;;[.N17])" office:value-type="string" office:string-value="-g 1007" calcext:value-type="string">
            <text:p>-g 1007</text:p>
          </table:table-cell>
          <table:table-cell/>
          <table:table-cell office:value-type="string" calcext:value-type="string">
            <text:p>-d /home/Desktop/SHG_PROCUREMENT/lando</text:p>
          </table:table-cell>
          <table:table-cell office:value-type="string" calcext:value-type="string">
            <text:p>lando</text:p>
          </table:table-cell>
          <table:table-cell table:formula="of:=COM.MICROSOFT.TEXTJOIN(&quot; &quot;;1 ; &quot;useradd&quot;; [.M17];[.O17];[.Q17];[.R17])" office:value-type="string" office:string-value="useradd -u 1081 -g 1007 -d /home/Desktop/SHG_PROCUREMENT/lando lando" calcext:value-type="string">
            <text:p>useradd -u 1081 -g 1007 -d /home/Desktop/SHG_PROCUREMENT/lando lando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SHG_PROCUREMENT</text:p>
          </table:table-cell>
          <table:table-cell table:style-name="ce4" office:value-type="float" office:value="1018" calcext:value-type="float">
            <text:p>1018</text:p>
          </table:table-cell>
          <table:table-cell table:number-columns-repeated="2"/>
          <table:table-cell table:style-name="ce3" office:value-type="string" calcext:value-type="string">
            <text:p>Chewbacca</text:p>
          </table:table-cell>
          <table:table-cell office:value-type="float" office:value="1082" calcext:value-type="float">
            <text:p>1082</text:p>
          </table:table-cell>
          <table:table-cell table:formula="of:=COM.MICROSOFT.TEXTJOIN(&quot; &quot;; 1; &quot;-u&quot;; [.L18])" office:value-type="string" office:string-value="-u 1082" calcext:value-type="string">
            <text:p>-u 1082</text:p>
          </table:table-cell>
          <table:table-cell office:value-type="float" office:value="1015" calcext:value-type="float">
            <text:p>1015</text:p>
          </table:table-cell>
          <table:table-cell table:formula="of:=COM.MICROSOFT.TEXTJOIN(&quot; &quot;; 1; &quot;-g&quot;;[.N18])" office:value-type="string" office:string-value="-g 1015" calcext:value-type="string">
            <text:p>-g 1015</text:p>
          </table:table-cell>
          <table:table-cell/>
          <table:table-cell office:value-type="string" calcext:value-type="string">
            <text:p>-d /home/Desktop/SHG_DAY_CARE/chewbacca</text:p>
          </table:table-cell>
          <table:table-cell office:value-type="string" calcext:value-type="string">
            <text:p>chewy</text:p>
          </table:table-cell>
          <table:table-cell table:formula="of:=COM.MICROSOFT.TEXTJOIN(&quot; &quot;;1 ; &quot;useradd&quot;; [.M18];[.O18];[.Q18];[.R18])" office:value-type="string" office:string-value="useradd -u 1082 -g 1015 -d /home/Desktop/SHG_DAY_CARE/chewbacca chewy" calcext:value-type="string">
            <text:p>useradd -u 1082 -g 1015 -d /home/Desktop/SHG_DAY_CARE/chewbacca chewy</text:p>
          </table:table-cell>
        </table:table-row>
        <table:table-row table:style-name="ro1" table:number-rows-repeated="5">
          <table:table-cell table:number-columns-repeated="10"/>
          <table:table-cell table:style-name="ce3" table:number-columns-repeated="3"/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Use &amp;&amp; to add multiples at once</text:p>
          </table:table-cell>
          <table:table-cell table:number-columns-repeated="3"/>
          <table:table-cell table:style-name="ce3" table:number-columns-repeated="3"/>
          <table:table-cell/>
          <table:table-cell table:style-name="ce3"/>
          <table:table-cell table:number-columns-repeated="4"/>
        </table:table-row>
        <table:table-row table:style-name="ro1" table:number-rows-repeated="5">
          <table:table-cell table:number-columns-repeated="10"/>
          <table:table-cell table:style-name="ce3" table:number-columns-repeated="3"/>
          <table:table-cell/>
          <table:table-cell table:style-name="ce3"/>
          <table:table-cell table:number-columns-repeated="4"/>
        </table:table-row>
        <table:table-row table:style-name="ro1" table:number-rows-repeated="7">
          <table:table-cell table:number-columns-repeated="10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formula="of:=COM.MICROSOFT.TEXTJOIN(&quot; &quot;;1 ; &quot;useradd&quot;; [.M2];[.O2];[.Q3];[.R3])" office:value-type="string" office:string-value="useradd -u 1066 -g 1002 -d /home/Desktop/SHG_ADMIN/bruce bruce" calcext:value-type="string">
            <text:p>useradd -u 1066 -g 1002 -d /home/Desktop/SHG_ADMIN/bruce bruc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8:08:19.489849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3:53:40.666329497</meta:creation-date>
    <dc:date>2024-12-09T18:17:37.641725296</dc:date>
    <meta:editing-duration>PT6H1M34S</meta:editing-duration>
    <meta:editing-cycles>22</meta:editing-cycles>
    <meta:generator>LibreOffice/7.1.8.1$Linux_X86_64 LibreOffice_project/10$Build-1</meta:generator>
    <meta:document-statistic meta:table-count="1" meta:cell-count="199" meta:object-count="0"/>
  </office:meta>
</office:document-meta>
</file>